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53079424" text:id="ct15307942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50645968" text:id="ct150645968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53092928" text:id="ct153092928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 </text:p>
      <text:p text:style-name="UrbanBody"><text:s/><office:annotation><dc:creator>sde </dc:creator><dc:date>2011-10-07T15:13:46</dc:date><text:p text:style-name="P5"><text:span text:style-name="T7">do text </text:span></text:p><text:p text:style-name="P5"><text:span text:style-name="T7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certificat d'urbanisme n°1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certificat d'urbanisme n°1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53079424"/>self.displayValue(self.getFoldermanagers()[0].Vocabulary('grade')[0], self.getFoldermanagers()[0].getGrade())<text:change-end text:change-id="ct153079424"/></text:p>
      <text:p text:style-name="UrbanBody"><text:tab/><text:tab/><text:tab/><text:tab/><text:tab/><text:tab/><text:tab/><text:change-start text:change-id="ct150645968"/>self.getFoldermanagers()[0].getName2()<text:change-end text:change-id="ct150645968"/> <text:change-start text:change-id="ct153092928"/>self.getFoldermanagers()[0].getName1()<text:change-end text:change-id="ct1530929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5-14T08:19:54</dc:date>
    <dc:language>fr-FR</dc:language>
    <meta:editing-cycles>87</meta:editing-cycles>
    <meta:editing-duration>PT12H29M52S</meta:editing-duration>
    <dc:creator>Simon Delcourt</dc:creator>
    <meta:document-statistic meta:table-count="0" meta:image-count="0" meta:object-count="0" meta:page-count="1" meta:paragraph-count="18" meta:word-count="103" meta:character-count="1048" meta:non-whitespace-character-count="958"/>
    <meta:user-defined meta:name="Info 1"/>
    <meta:user-defined meta:name="Info 2"/>
    <meta:user-defined meta:name="Info 3"/>
    <meta:user-defined meta:name="Info 4"/>
  </office:meta>
</office:document-meta>
</file>